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4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0ab53b" officeooo:paragraph-rsid="002028a8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b9b4f" style:text-blinking="false" fo:background-color="transparent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56fbe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a0fea" style:font-size-asian="15pt" style:font-size-complex="15pt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1a0fea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0ab53b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1770d1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39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40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41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42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4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4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45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46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47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64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5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66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7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70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7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73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74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T1" style:family="text">
      <style:text-properties fo:color="#bf0041" loext:opacity="100%" officeooo:rsid="001e7c1b"/>
    </style:style>
    <style:style style:name="T2" style:family="text">
      <style:text-properties officeooo:rsid="001770d1"/>
    </style:style>
    <style:style style:name="T3" style:family="text">
      <style:text-properties fo:font-weight="normal" officeooo:rsid="001770d1" style:font-weight-asian="normal" style:font-weight-complex="normal"/>
    </style:style>
    <style:style style:name="T4" style:family="text">
      <style:text-properties fo:font-weight="normal" officeooo:rsid="001e8add" style:font-weight-asian="normal" style:font-weight-complex="normal"/>
    </style:style>
    <style:style style:name="T5" style:family="text">
      <style:text-properties fo:font-weight="normal" officeooo:rsid="0020fcba" style:font-weight-asian="normal" style:font-weight-complex="normal"/>
    </style:style>
    <style:style style:name="T6" style:family="text">
      <style:text-properties officeooo:rsid="0023026e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e7c1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1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21" style:family="text">
      <style:text-properties fo:color="#bf0041" loext:opacity="100%" fo:font-weight="bold" officeooo:rsid="001770d1" style:font-weight-asian="bold" style:font-weight-complex="bold"/>
    </style:style>
    <style:style style:name="T22" style:family="text">
      <style:text-properties fo:color="#000000" loext:opacity="100%"/>
    </style:style>
    <style:style style:name="T23" style:family="text">
      <style:text-properties fo:font-size="15pt" fo:font-weight="normal" officeooo:rsid="001770d1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7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2" style:family="text">
      <style:text-properties fo:font-weight="normal" officeooo:rsid="0001f2b4" style:font-weight-asian="normal" style:font-weight-complex="normal"/>
    </style:style>
    <style:style style:name="T33" style:family="text">
      <style:text-properties fo:color="#bf0041" loext:opacity="100%"/>
    </style:style>
    <style:style style:name="T34" style:family="text">
      <style:text-properties fo:font-weight="normal" officeooo:rsid="001b9b4f" style:font-weight-asian="normal" style:font-weight-complex="normal"/>
    </style:style>
    <style:style style:name="T35" style:family="text">
      <style:text-properties officeooo:rsid="001b9b4f"/>
    </style:style>
    <style:style style:name="T36" style:family="text">
      <style:text-properties fo:font-weight="normal" officeooo:rsid="00256fbe" style:font-weight-asian="normal" style:font-weight-complex="normal"/>
    </style:style>
    <style:style style:name="T37" style:family="text">
      <style:text-properties fo:color="#000000" loext:opacity="100%" officeooo:rsid="000496ee" style:font-weight-asian="bold" style:font-weight-complex="bold"/>
    </style:style>
    <style:style style:name="T38" style:family="text">
      <style:text-properties officeooo:rsid="00256fbe"/>
    </style:style>
    <style:style style:name="T39" style:family="text">
      <style:text-properties fo:font-weight="normal"/>
    </style:style>
    <style:style style:name="T40" style:family="text">
      <style:text-properties fo:font-weight="normal" officeooo:rsid="00256fbe"/>
    </style:style>
    <style:style style:name="T41" style:family="text">
      <style:text-properties fo:color="#000000" loext:opacity="100%" fo:font-weight="bold" officeooo:rsid="000496ee" style:font-weight-asian="bold" style:font-weight-complex="bold"/>
    </style:style>
    <style:style style:name="T42" style:family="text">
      <style:text-properties fo:color="#bf0041" loext:opacity="100%" fo:font-weight="bold" style:font-weight-asian="bold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5" style:family="text">
      <style:text-properties officeooo:rsid="000496ee"/>
    </style:style>
    <style:style style:name="T46" style:family="text">
      <style:text-properties officeooo:rsid="002028a8"/>
    </style:style>
    <style:style style:name="T47" style:family="text">
      <style:text-properties fo:font-weight="normal" officeooo:rsid="000c5d59" style:font-weight-asian="normal" style:font-weight-complex="normal"/>
    </style:style>
    <style:style style:name="T48" style:family="text">
      <style:text-properties officeooo:rsid="000c5d59"/>
    </style:style>
    <style:style style:name="T49" style:family="text">
      <style:text-properties fo:color="#bf0041" loext:opacity="100%" officeooo:rsid="000c5d59"/>
    </style:style>
    <style:style style:name="T50" style:family="text">
      <style:text-properties style:font-name="Liberation Serif" fo:font-size="15pt" style:font-size-asian="15pt" style:font-size-complex="15pt"/>
    </style:style>
    <style:style style:name="T5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59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fo:color="#ff0000" loext:opacity="100%" officeooo:rsid="000496ee"/>
    </style:style>
    <style:style style:name="T62" style:family="text">
      <style:text-properties fo:color="#ff0000" loext:opacity="100%" officeooo:rsid="000695b6"/>
    </style:style>
    <style:style style:name="T63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65" style:family="text">
      <style:text-properties fo:color="#000000" loext:opacity="100%" fo:font-weight="normal" style:font-weight-asian="normal" style:font-weight-complex="normal"/>
    </style:style>
    <style:style style:name="T66" style:family="text">
      <style:text-properties fo:font-weight="normal" officeooo:rsid="000496ee"/>
    </style:style>
    <style:style style:name="T67" style:family="text">
      <style:text-properties fo:color="#ff0000" loext:opacity="100%"/>
    </style:style>
    <style:style style:name="T68" style:family="text">
      <style:text-properties officeooo:rsid="0007906c"/>
    </style:style>
    <style:style style:name="T69" style:family="text">
      <style:text-properties fo:color="#ff0000" loext:opacity="100%" officeooo:rsid="0007906c" style:font-weight-asian="bold" style:font-weight-complex="bold"/>
    </style:style>
    <style:style style:name="T70" style:family="text">
      <style:text-properties fo:color="#000000" loext:opacity="100%" officeooo:rsid="0007906c" style:font-weight-asian="bold" style:font-weight-complex="bold"/>
    </style:style>
    <style:style style:name="T71" style:family="text">
      <style:text-properties officeooo:rsid="000496ee" style:font-weight-asian="bold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74" style:family="text">
      <style:text-properties officeooo:rsid="0009e25c"/>
    </style:style>
    <style:style style:name="T75" style:family="text">
      <style:text-properties fo:color="#000000" loext:opacity="100%" officeooo:rsid="000f79a3"/>
    </style:style>
    <style:style style:name="T76" style:family="text">
      <style:text-properties officeooo:rsid="000f79a3"/>
    </style:style>
    <style:style style:name="T7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7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82" style:family="text">
      <style:text-properties fo:color="#000000" loext:opacity="100%" officeooo:rsid="001466bd"/>
    </style:style>
    <style:style style:name="T8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84" style:family="text">
      <style:text-properties fo:font-weight="bold"/>
    </style:style>
    <style:style style:name="T85" style:family="text">
      <style:text-properties style:font-name="Liberation Serif"/>
    </style:style>
    <style:style style:name="T8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9" style:family="text">
      <style:text-properties fo:color="#ff0000" loext:opacity="100%" fo:font-weight="bold" style:font-weight-asian="bold" style:font-weight-complex="bold"/>
    </style:style>
    <style:style style:name="T9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91" style:family="text">
      <style:text-properties officeooo:rsid="001466bd"/>
    </style:style>
    <style:style style:name="T92" style:family="text">
      <style:text-properties fo:color="#ff0000" loext:opacity="100%" fo:font-weight="bold" officeooo:rsid="0011f35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branch &amp;&amp; git status <text:s/>&amp;&amp; git add . &amp;&amp; git status &amp;&amp; git commit -m “commit” &amp;&amp; git push origin main</text:p>
      <text:p text:style-name="P2">_____________________________________________________________________________________________________________</text:p>
      <text:p text:style-name="P2"/>
      <text:p text:style-name="P2"/>
      <text:p text:style-name="P2"/>
      <text:p text:style-name="P2"/>
      <text:p text:style-name="P1">$ <text:span text:style-name="T1">lsblk</text:span><text:span text:style-name="T2"><text:tab/><text:tab/><text:tab/><text:tab/><text:tab/><text:tab/><text:tab/></text:span><text:span text:style-name="T3"><text:tab/><text:tab/> <text:s/><text:tab/><text:tab/> <text:s text:c="9"/><text:tab/> <text:s/><text:tab/><text:tab/><text:tab/><text:tab/>(List </text:span><text:span text:style-name="T4">Block </text:span><text:span text:style-name="Strong_20_Emphasis"><text:span text:style-name="T5">)</text:span></text:span></text:p>
      <text:p text:style-name="P3"><text:tab/><text:tab/><text:tab/><text:tab/><text:tab/><text:tab/><text:tab/><text:tab/><text:tab/><text:tab/><text:tab/><text:tab/><text:tab/><text:tab/><text:tab/><text:tab/><text:tab/><text:tab/>( <text:span text:style-name="T6">or </text:span><text:span text:style-name="Strong_20_Emphasis"><text:span text:style-name="T4">View all storage devices</text:span></text:span>)</text:p>
      <text:p text:style-name="P4"><text:span text:style-name="Strong_20_Emphasis"><text:span text:style-name="T7">_______________ </text:span></text:span><text:span text:style-name="Strong_20_Emphasis"><text:span text:style-name="T8">Unicode </text:span></text:span><text:span text:style-name="Strong_20_Emphasis"><text:span text:style-name="T7">__________________________ vs _____________________</text:span></text:span><text:span text:style-name="Strong_20_Emphasis"><text:span text:style-name="T8"> </text:span></text:span><text:span text:style-name="Strong_20_Emphasis"><text:span text:style-name="T7">ASCII</text:span></text:span><text:span text:style-name="Strong_20_Emphasis"><text:span text:style-name="T8"> <text:s text:c="3"/></text:span></text:span><text:span text:style-name="Strong_20_Emphasis"><text:span text:style-name="T7">_____________________________</text:span></text:span><text:span text:style-name="Strong_20_Emphasis"><text:span text:style-name="T8"> <text:s text:c="2"/></text:span></text:span></text:p>
      <text:p text:style-name="P5"><text:span text:style-name="T9">Unicode</text:span> <text:span text:style-name="T10">=</text:span> all characters from all languages + symbols + emojis <text:s text:c="4"/><text:tab/><text:tab/><text:tab/><text:span text:style-name="T9">ASCII</text:span> = <text:span text:style-name="Strong_20_Emphasis"><text:span text:style-name="T11">plain English keyboard characters only</text:span></text:span><text:span text:style-name="Strong_20_Emphasis"> </text:span></text:p>
      <text:p text:style-name="P6"><text:span text:style-name="Strong_20_Emphasis"><text:span text:style-name="T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5">ह 你 ச আ <text:span text:style-name="T10"><text:s/>محبت A a Z z </text:span>✓ ✔ ✘ ✨ ★ → ← ↑ │ ─ ┼ 😊 😎 ❤️ <text:tab/><text:tab/><text:tab/>A a<text:span text:style-name="T10"> z</text:span> <text:span text:style-name="T10">Z </text:span>0 1 <text:span text:style-name="T10">9 </text:span>! @ # $ % ^ &amp; *- _ + = / ? .</text:p>
      <text:p text:style-name="P7"><text:span text:style-name="T11">Whereas </text:span><text:span text:style-name="T12">ASCII</text:span><text:span text:style-name="T11"> is limited to </text:span><text:span text:style-name="Strong_20_Emphasis"><text:span text:style-name="T11">127 basic English characters</text:span></text:span><text:span text:style-name="T11"> <text:tab/><text:tab/><text:tab/><text:tab/><text:tab/></text:span><text:span text:style-name="T13">Unicode</text:span><text:span text:style-name="T11"> has </text:span><text:span text:style-name="Strong_20_Emphasis"><text:span text:style-name="T11">over 140,000 characters</text:span></text:span></text:p>
      <text:p text:style-name="P7"><text:span text:style-name="Strong_20_Emphasis"><text:span text:style-name="T11"/></text:span></text:p>
      <text:p text:style-name="P8"><text:span text:style-name="Strong_20_Emphasis"><text:span text:style-name="T14"><text:tab/><text:tab/><text:tab/><text:tab/><text:tab/><text:tab/><text:tab/><text:tab/><text:tab/><text:tab/>ASCII</text:span></text:span><text:span text:style-name="Strong_20_Emphasis"><text:span text:style-name="T15"> </text:span></text:span><text:span text:style-name="Strong_20_Emphasis"><text:span text:style-name="T16">⊂ <text:s/></text:span></text:span><text:span text:style-name="Strong_20_Emphasis"><text:span text:style-name="T17">Unicode</text:span></text:span></text:p>
      <text:p text:style-name="P9"><text:span text:style-name="Strong_20_Emphasis"><text:span text:style-name="T18"><text:tab/><text:tab/><text:tab/><text:tab/>ASCII is used because it is 100% safe, compatible, small, fast, and works everywhere.</text:span></text:span></text:p>
      <text:p text:style-name="P10"><text:span text:style-name="Strong_20_Emphasis"><text:span text:style-name="T19">Examples</text:span></text:span></text:p>
      <text:p text:style-name="P11"><text:span text:style-name="Source_20_Text"><text:span text:style-name="T20">$ </text:span></text:span><text:span text:style-name="Source_20_Text"><text:span text:style-name="T21">lsblk<text:tab/><text:tab/><text:tab/><text:tab/><text:tab/><text:tab/><text:tab/><text:tab/><text:tab/><text:tab/><text:tab/><text:tab/><text:tab/></text:span></text:span><text:span text:style-name="Source_20_Text"><text:span text:style-name="T20">$ </text:span></text:span><text:span text:style-name="Source_20_Text"><text:span text:style-name="T21">lsblk --ascii</text:span></text:span></text:p>
      <text:p text:style-name="P12"><text:span text:style-name="T11">Uses </text:span><text:span text:style-name="Strong_20_Emphasis"><text:span text:style-name="T11">Unicode</text:span></text:span><text:span text:style-name="T11"> characters for pretty tree:</text:span><text:tab/><text:tab/><text:tab/><text:tab/><text:tab/><text:tab/><text:tab/><text:tab/><text:span text:style-name="T22">Uses </text:span><text:span text:style-name="Strong_20_Emphasis"><text:span text:style-name="T22">ASCII</text:span></text:span><text:span text:style-name="T22"> (simple characters):</text:span></text:p>
      <text:p text:style-name="P13"><text:span text:style-name="Source_20_Text">├─sda1<text:tab/><text:tab/><text:tab/><text:tab/><text:tab/><text:tab/><text:tab/><text:tab/><text:tab/><text:tab/><text:tab/><text:tab/><text:tab/>|-sda1</text:span></text:p>
      <text:p text:style-name="P14"><text:span text:style-name="Source_20_Text"><text:span text:style-name="T23">└─sda2<text:tab/><text:tab/><text:tab/><text:tab/><text:tab/><text:tab/><text:tab/><text:tab/><text:tab/><text:tab/><text:tab/><text:tab/><text:tab/>`-sda2</text:span></text:span></text:p>
      <text:p text:style-name="P15"><text:span text:style-name="T24">___________________________________________________________________________________________</text:span><text:span text:style-name="T25">__________________</text:span></text:p>
      <text:p text:style-name="P16"><text:span text:style-name="T26">$ </text:span><text:span text:style-name="T27">cd</text:span><text:span text:style-name="T28"><text:tab/><text:tab/><text:tab/><text:tab/><text:tab/><text:tab/><text:tab/></text:span><text:span text:style-name="T29"><text:tab/><text:tab/> <text:s/><text:tab/><text:tab/> <text:s text:c="9"/><text:tab/> </text:span><text:span text:style-name="T29"><text:s/><text:tab/><text:tab/><text:tab/><text:tab/><text:tab/><text:tab/>(change directory)</text:span></text:p>
      <text:p text:style-name="P16"><text:span text:style-name="T26">$ </text:span><text:span text:style-name="T27">cd /</text:span><text:tab/><text:tab/><text:tab/><text:tab/><text:span text:style-name="T11"><text:tab/><text:tab/> <text:s/><text:tab/><text:tab/> <text:s text:c="9"/><text:tab/><text:tab/> <text:s/><text:tab/> <text:s text:c="9"/><text:tab/><text:tab/><text:tab/><text:tab/><text:tab/>(Go to the root directory)</text:span></text:p>
      <text:p text:style-name="P16"><text:span text:style-name="T26">$ </text:span><text:span text:style-name="T27">cd -</text:span><text:span text:style-name="T28"><text:tab/><text:tab/><text:tab/><text:tab/><text:tab/><text:tab/><text:tab/></text:span><text:span text:style-name="T29"><text:tab/><text:tab/> <text:s/><text:tab/><text:tab/> <text:s text:c="17"/><text:tab/><text:tab/><text:tab/> <text:s text:c="5"/>(Go to the previously chosen directory)</text:span></text:p>
      <text:p text:style-name="P17"/>
      <text:p text:style-name="P18"><text:span text:style-name="T26">$</text:span><text:span text:style-name="T30"> </text:span><text:span text:style-name="T27">mkdir</text:span><text:span text:style-name="T31"> </text:span><text:span text:style-name="T11">folder</text:span><text:span text:style-name="T32">_</text:span><text:span text:style-name="T11">name<text:tab/></text:span></text:p>
      <text:p text:style-name="P19">$ <text:span text:style-name="T33">mkdir</text:span> <text:span text:style-name="T11">path/to/</text:span><text:span text:style-name="T34">folder_name</text:span><text:span text:style-name="T11">{</text:span><text:span text:style-name="T34">1</text:span><text:span text:style-name="T11">..10}</text:span><text:tab/><text:tab/><text:tab/><text:tab/><text:tab/><text:tab/><text:tab/> <text:s text:c="5"/><text:span text:style-name="T35">(</text:span><text:span text:style-name="T11">Create multiple </text:span><text:span text:style-name="T36">folder</text:span><text:span text:style-name="T11"> with an increasing number</text:span><text:span text:style-name="T34">)</text:span><text:span text:style-name="T11"><text:tab/></text:span></text:p>
      <text:p text:style-name="P20"><text:span text:style-name="T37">$</text:span> <text:span text:style-name="T33">touch path/to/file{1..10}</text:span><text:tab/><text:tab/><text:tab/><text:tab/><text:tab/><text:tab/><text:tab/><text:tab/><text:tab/><text:tab/><text:span text:style-name="T38">(</text:span><text:span text:style-name="T39">Create multiple files with an increasing number</text:span><text:span text:style-name="T40">)</text:span></text:p>
      <text:p text:style-name="P21"><text:span text:style-name="T26">$</text:span><text:span text:style-name="T30"> </text:span><text:span text:style-name="T27">ls</text:span></text:p>
      <text:p text:style-name="P22"><text:span text:style-name="T41">$</text:span> <text:span text:style-name="T42">ls -1a</text:span></text:p>
      <text:p text:style-name="P23"/>
      <text:p text:style-name="P21"><text:span text:style-name="T26">$</text:span><text:span text:style-name="T30"> </text:span><text:span text:style-name="T27">pwd</text:span><text:span text:style-name="T31"><text:tab/><text:tab/><text:tab/><text:tab/><text:tab/><text:tab/> <text:s/></text:span><text:span text:style-name="T28"><text:tab/><text:tab/><text:tab/><text:tab/><text:tab/> <text:tab/><text:tab/><text:tab/><text:tab/><text:tab/><text:tab/></text:span><text:span text:style-name="T31"> </text:span><text:span text:style-name="T29">(</text:span><text:span text:style-name="T43">P</text:span><text:span text:style-name="T44">rint working directory</text:span><text:span text:style-name="T29">)</text:span></text:p>
      <text:p text:style-name="P18"><text:span text:style-name="T45">$</text:span> <text:span text:style-name="T33">touch</text:span> <text:span text:style-name="T11">1.txt<text:tab/><text:tab/><text:tab/></text:span></text:p>
      <text:p text:style-name="P18"><text:span text:style-name="T45">$</text:span> <text:span text:style-name="T33">sudo -i  <text:s text:c="2"/></text:span><text:s text:c="40"/><text:tab/> <text:tab/><text:tab/> <text:s/><text:tab/><text:tab/><text:tab/><text:tab/> <text:tab/><text:tab/><text:tab/><text:tab/><text:tab/><text:tab/><text:tab/> <text:span text:style-name="T11">(root user😎️)</text:span></text:p>
      <text:p text:style-name="P24">___________________________________________________________________________________________<text:span text:style-name="T46">__________________</text:span></text:p>
      <text:p text:style-name="P18"><text:span text:style-name="T45">$</text:span> <text:span text:style-name="T33">rm</text:span> <text:span text:style-name="T11">path</text:span><text:span text:style-name="T47">1</text:span><text:span text:style-name="T11">/file1 path</text:span><text:span text:style-name="T47">2</text:span><text:span text:style-name="T11">/file2 <text:tab/><text:tab/><text:tab/><text:tab/><text:tab/><text:tab/><text:tab/><text:tab/> <text:s/><text:tab/><text:tab/><text:tab/><text:tab/><text:tab/><text:tab/> <text:s text:c="4"/></text:span><text:span text:style-name="T3">(</text:span><text:span text:style-name="T11">Remove specific files</text:span><text:span text:style-name="T3">)</text:span></text:p>
      <text:p text:style-name="P18"><text:span text:style-name="T45">$</text:span> <text:span text:style-name="T33">rmdir</text:span><text:tab/><text:tab/><text:tab/><text:tab/><text:tab/><text:tab/><text:tab/><text:tab/><text:tab/><text:tab/><text:tab/><text:tab/> <text:s/><text:tab/><text:tab/><text:tab/><text:tab/> <text:s text:c="3"/><text:span text:style-name="T3">(</text:span><text:span text:style-name="T11">Remove specific directories</text:span><text:span text:style-name="T3">)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18"><text:span text:style-name="T45">$</text:span> <text:span text:style-name="T33">rm -r</text:span> <text:span text:style-name="T47">folder <text:s text:c="3"/></text:span></text:p>
      <text:p text:style-name="P27"><text:tab/>or <text:s text:c="4"/></text:p>
      <text:p text:style-name="P18"><text:span text:style-name="T45">$</text:span><text:span text:style-name="T48"> </text:span><text:span text:style-name="T49">rm --recursive</text:span><text:span text:style-name="T48"> </text:span><text:span text:style-name="T47">folde</text:span><text:span text:style-name="T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0">-r</text:span></text:span></text:p>
          </table:table-cell>
          <table:table-cell table:style-name="Table1.A1" office:value-type="string">
            <text:p text:style-name="P29">recursive (delete directories)</text:p>
          </table:table-cell>
          <table:table-cell table:style-name="Table1.A1" office:value-type="string">
            <text:p text:style-name="P30"><text:span text:style-name="Source_20_Text"><text:span text:style-name="T51">$ </text:span></text:span><text:span text:style-name="Source_20_Text"><text:span text:style-name="T52">rm -r</text:span></text:span><text:span text:style-name="Source_20_Text"><text:span text:style-name="T5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0">-f</text:span></text:span></text:p>
          </table:table-cell>
          <table:table-cell table:style-name="Table1.A1" office:value-type="string">
            <text:p text:style-name="P29">force (no confirmation, ignore errors)</text:p>
          </table:table-cell>
          <table:table-cell table:style-name="Table1.A1" office:value-type="string">
            <text:p text:style-name="P30"><text:span text:style-name="Source_20_Text"><text:span text:style-name="T51">$ </text:span></text:span><text:span text:style-name="Source_20_Text"><text:span text:style-name="T52">rm -rf</text:span></text:span><text:span text:style-name="Source_20_Text"><text:span text:style-name="T50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0">-i</text:span></text:span></text:p>
          </table:table-cell>
          <table:table-cell table:style-name="Table1.A1" office:value-type="string">
            <text:p text:style-name="P29">interactive (ask before deleting each file)</text:p>
          </table:table-cell>
          <table:table-cell table:style-name="Table1.A1" office:value-type="string">
            <text:p text:style-name="P30"><text:span text:style-name="Source_20_Text"><text:span text:style-name="T51">$ </text:span></text:span><text:span text:style-name="Source_20_Text"><text:span text:style-name="T52">rm -ri</text:span></text:span><text:span text:style-name="Source_20_Text"><text:span text:style-name="T50"> folder</text:span></text:span></text:p>
          </table:table-cell>
        </table:table-row>
      </table:table>
      <text:p text:style-name="P31"/>
      <text:p text:style-name="P32"><text:span text:style-name="Source_20_Text"><text:span text:style-name="T53">$</text:span></text:span><text:span text:style-name="Source_20_Text"><text:span text:style-name="T54"> </text:span></text:span><text:span text:style-name="Source_20_Text"><text:span text:style-name="T50">rm -ri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18">(</text:span></text:span><text:span text:style-name="Source_20_Text"><text:span text:style-name="T57">✅ </text:span></text:span><text:span text:style-name="Source_20_Text"><text:span text:style-name="T58">Safe Deletion</text:span></text:span><text:span text:style-name="Source_20_Text"><text:span text:style-name="T56">)</text:span></text:span></text:p>
      <text:p text:style-name="P33">It will ask:</text:p>
      <text:p text:style-name="P34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5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6"><text:span text:style-name="Source_20_Text"><text:span text:style-name="T53">$</text:span></text:span><text:span text:style-name="Source_20_Text"><text:span text:style-name="T50"> sudo rm -rf / </text:span></text:span><text:span text:style-name="Source_20_Text"><text:span text:style-name="T55"><text:s/><text:tab/><text:tab/><text:tab/><text:tab/><text:tab/><text:tab/><text:tab/><text:tab/><text:tab/>(</text:span></text:span><text:span text:style-name="Source_20_Text"><text:span text:style-name="T59">⚠️ Danger Zone </text:span></text:span><text:span text:style-name="Source_20_Text"><text:span text:style-name="T60">&amp;&amp; <text:s/></text:span></text:span><text:span text:style-name="T59">💀</text:span><text:span text:style-name="T59"> </text:span><text:span text:style-name="Strong_20_Emphasis"><text:span text:style-name="T59">NEVER run this</text:span></text:span><text:span text:style-name="Strong_20_Emphasis"><text:span text:style-name="T55">) </text:span></text:span><text:span text:style-name="T50"><text:line-break/><text:tab/><text:tab/><text:tab/><text:tab/><text:tab/><text:tab/><text:tab/><text:tab/><text:tab/><text:tab/><text:tab/><text:tab/><text:tab/></text:span><text:span text:style-name="T55">It will recursively and forcefully delete everything from <text:tab/><text:tab/><text:tab/><text:tab/><text:tab/><text:tab/><text:tab/><text:tab/><text:tab/><text:tab/><text:tab/><text:tab/> <text:tab/>the root directory — basically wiping your OS.</text:span></text:p>
      <text:p text:style-name="P24">___________________________________________________________________________________________</text:p>
      <text:p text:style-name="P37"><text:span text:style-name="T61">$</text:span> stat <text:span text:style-name="T11">File_Fodler_name</text:span></text:p>
      <text:p text:style-name="P37"><text:span text:style-name="T61">$</text:span> uptime</text:p>
      <text:p text:style-name="P37"><text:span text:style-name="T61">$</text:span> nautilus  <text:span text:style-name="T11">path/path/path</text:span></text:p>
      <text:p text:style-name="P37"><text:span text:style-name="T61">$</text:span> whoami</text:p>
      <text:p text:style-name="P37"><text:span text:style-name="T61">$</text:span> exit</text:p>
      <text:p text:style-name="P37"><text:span text:style-name="T61">$</text:span> grep -r "<text:span text:style-name="T11">word_find</text:span>"  <text:span text:style-name="T11">folder/<text:tab/><text:tab/><text:tab/><text:tab/></text:span><text:span text:style-name="T62">*******************************</text:span></text:p>
      <text:p text:style-name="P38"><text:span text:style-name="T63">$</text:span><text:span text:style-name="T64"> npm install –legacy-peer-deps</text:span></text:p>
      <text:p text:style-name="P39">$ <text:span text:style-name="T65">command1</text:span><text:span text:style-name="T22"> | </text:span><text:span text:style-name="T65">command2</text:span><text:span text:style-name="T22"> | </text:span><text:span text:style-name="T65">command3</text:span><text:span text:style-name="T45"> <text:s/></text:span><text:span text:style-name="T66"><text:tab/><text:tab/><text:tab/></text:span><text:span text:style-name="T39">vs<text:tab/><text:tab/><text:tab/></text:span>$ <text:span text:style-name="T22">command1</text:span></text:p>
      <text:p text:style-name="P40"><text:span text:style-name="T67"><text:tab/><text:tab/><text:tab/><text:tab/><text:tab/><text:tab/><text:tab/><text:tab/><text:tab/><text:tab/><text:tab/><text:tab/><text:tab/>$ </text:span>command<text:span text:style-name="T68">2</text:span></text:p>
      <text:p text:style-name="P40"><text:span text:style-name="T69"><text:tab/><text:tab/><text:tab/><text:tab/><text:tab/><text:tab/></text:span><text:span text:style-name="T69"><text:tab/><text:tab/><text:tab/><text:tab/><text:tab/><text:tab/><text:tab/>$ </text:span><text:span text:style-name="T70">command3</text:span><text:span text:style-name="T71"> </text:span></text:p>
      <text:p text:style-name="P41"/>
      <text:p text:style-name="P41"/>
      <text:p text:style-name="P42"><text:span text:style-name="Strong_20_Emphasis"><text:span text:style-name="T50">Run command 2 if command 1 succeeds</text:span></text:span><text:span text:style-name="T50">:</text:span></text:p>
      <text:p text:style-name="P43"><text:span text:style-name="Source_20_Text"><text:span text:style-name="T50">command1 &amp;&amp; command2</text:span></text:span></text:p>
      <text:list text:style-name="L2">
        <text:list-item>
          <text:p text:style-name="P44"><text:span text:style-name="Strong_20_Emphasis"><text:span text:style-name="T50">Run command 2 if command 1 fails</text:span></text:span><text:span text:style-name="T50">:</text:span></text:p>
        </text:list-item>
      </text:list>
      <text:p text:style-name="P43"><text:span text:style-name="Source_20_Text"><text:span text:style-name="T50">command1 || command2</text:span></text:span></text:p>
      <text:list text:style-name="L3">
        <text:list-item>
          <text:p text:style-name="P45"><text:span text:style-name="Strong_20_Emphasis"><text:span text:style-name="T50">Run both commands sequentially, no matter the result of command 1</text:span></text:span><text:span text:style-name="T50">:</text:span></text:p>
        </text:list-item>
      </text:list>
      <text:p text:style-name="P46"><text:span text:style-name="Source_20_Text"><text:span text:style-name="T50">command1; command2</text:span></text:span></text:p>
      <text:p text:style-name="P41"/>
      <text:p text:style-name="P41"/>
      <text:p text:style-name="P41"/>
      <text:p text:style-name="P42"><text:span text:style-name="T50">The pipe (</text:span><text:span text:style-name="Source_20_Text"><text:span text:style-name="T50">|</text:span></text:span><text:span text:style-name="T50">) is used to pass the output of one command directly as input to another, enabling the combination of simple commands for more complex tasks.</text:span></text:p>
      <text:list text:style-name="L4">
        <text:list-item>
          <text:p text:style-name="P47">You can use it for filtering, transforming, sorting, and processing data in real-time.</text:p>
        </text:list-item>
      </text:list>
      <text:p text:style-name="P41"/>
      <text:p text:style-name="P48"><text:span text:style-name="T63">$</text:span><text:span text:style-name="T64"> </text:span><text:span text:style-name="T72">tldr </text:span><text:span text:style-name="T72">command (eg. tldr tldr or tlder man)</text:span></text:p>
      <text:p text:style-name="P48"><text:span text:style-name="T61">$</text:span> man command</text:p>
      <text:p text:style-name="P48"><text:span text:style-name="T63">$</text:span><text:span text:style-name="T64"> </text:span><text:span text:style-name="T73">cat</text:span></text:p>
      <text:p text:style-name="P49"><text:span text:style-name="T61">$</text:span> <text:span text:style-name="T74">wget</text:span></text:p>
      <text:p text:style-name="P50">$<text:span text:style-name="T22"> </text:span><text:span text:style-name="T75">cp</text:span></text:p>
      <text:p text:style-name="P51"><text:span text:style-name="T67">$</text:span> <text:span text:style-name="T76">mv</text:span></text:p>
      <text:p text:style-name="P51"><text:span text:style-name="T63">$</text:span><text:span text:style-name="T64"> </text:span><text:span text:style-name="T77">find</text:span></text:p>
      <text:p text:style-name="P52"><text:span text:style-name="T78">$</text:span><text:span text:style-name="T79"> </text:span><text:span text:style-name="T80">chmod</text:span></text:p>
      <text:p text:style-name="P51"><text:span text:style-name="T63">$</text:span><text:span text:style-name="T64"> </text:span><text:span text:style-name="T81">nano</text:span></text:p>
      <text:p text:style-name="P53">$<text:span text:style-name="T22"> </text:span><text:span text:style-name="T82">nautilus</text:span></text:p>
      <text:p text:style-name="P54"><text:span text:style-name="T11"/></text:p>
      <text:p text:style-name="P55"><text:span text:style-name="T78">$</text:span><text:span text:style-name="T79"> </text:span><text:span text:style-name="T83">wc -l</text:span></text:p>
      <text:p text:style-name="P55"><text:span text:style-name="T84"/></text:p>
      <text:p text:style-name="P56"><text:span text:style-name="T63">$</text:span><text:span text:style-name="T64"> </text:span><text:span text:style-name="T81">n</text:span></text:p>
      <text:p text:style-name="P56"><text:span text:style-name="T61">$</text:span> n</text:p>
      <text:p text:style-name="P56"/>
      <text:p text:style-name="P57"/>
      <text:p text:style-name="P57"/>
      <text:p text:style-name="P58"><text:span text:style-name="Source_20_Text"><text:span text:style-name="T85">/tmp</text:span></text:span><text:span text:style-name="T85"> is a </text:span><text:span text:style-name="Strong_20_Emphasis"><text:span text:style-name="T85">temporary directory</text:span></text:span><text:span text:style-name="T85"> in Linux.</text:span></text:p>
      <text:list text:style-name="L5">
        <text:list-item>
          <text:p text:style-name="P59"><text:span text:style-name="T85">It stores files that are deleted </text:span><text:span text:style-name="Strong_20_Emphasis"><text:span text:style-name="T85">automatically after reboot</text:span></text:span><text:span text:style-name="T85"> or sometimes after a few days.</text:span></text:p>
        </text:list-item>
      </text:list>
      <text:p text:style-name="P57"/>
      <text:p text:style-name="P57"/>
      <text:p text:style-name="P60"><text:span text:style-name="Source_20_Text"><text:span text:style-name="T85">/tmp</text:span></text:span><text:span text:style-name="T85"> means: the folder named </text:span><text:span text:style-name="Strong_20_Emphasis"><text:span text:style-name="T85">tmp</text:span></text:span><text:span text:style-name="T85"> inside root (</text:span><text:span text:style-name="Source_20_Text"><text:span text:style-name="T85">/</text:span></text:span><text:span text:style-name="T85">)</text:span></text:p>
      <text:list text:style-name="L6">
        <text:list-item>
          <text:p text:style-name="P61"><text:span text:style-name="Source_20_Text"><text:span text:style-name="T85">tmp/</text:span></text:span><text:span text:style-name="T85"> means: a folder named </text:span><text:span text:style-name="Strong_20_Emphasis"><text:span text:style-name="T85">tmp</text:span></text:span><text:span text:style-name="T85"> inside your </text:span><text:span text:style-name="Strong_20_Emphasis"><text:span text:style-name="T85">current directory</text:span></text:span><text:span text:style-name="T85"><text:line-break/></text:span></text:p>
        </text:list-item>
      </text:list>
      <text:p text:style-name="P62"/>
      <text:p text:style-name="P58"><text:span text:style-name="Source_20_Text"><text:span text:style-name="T85">/opt</text:span></text:span><text:span text:style-name="T85"> = </text:span><text:span text:style-name="Strong_20_Emphasis"><text:span text:style-name="T85">optional application software</text:span></text:span><text:span text:style-name="T85"><text:line-break/>It is part of official Linux Filesystem Hierarchy Standard (FHS).</text:span></text:p>
      <text:h text:style-name="P63" text:outline-level="3">✔ Meaning:</text:h>
      <text:p text:style-name="P64"><text:span text:style-name="Source_20_Text"><text:span text:style-name="T85">opt</text:span></text:span><text:span text:style-name="T85"> = </text:span><text:span text:style-name="Strong_20_Emphasis"><text:span text:style-name="T85">optional</text:span></text:span><text:span text:style-name="T85"><text:line-break/>This folder is used for applications that </text:span><text:span text:style-name="Strong_20_Emphasis"><text:span text:style-name="T85">are not part of the OS</text:span></text:span><text:span text:style-name="T85"> — custom software, third-party tools, your own scripts, etc.</text:span></text:p>
      <text:h text:style-name="P65" text:outline-level="3"><text:span text:style-name="T85">✔ Why use </text:span><text:span text:style-name="Source_20_Text"><text:span text:style-name="T85">/opt</text:span></text:span><text:span text:style-name="T85">?</text:span></text:h>
      <text:p text:style-name="P33">Because it is:</text:p>
      <text:list text:style-name="L7">
        <text:list-item>
          <text:p text:style-name="P66"><text:span text:style-name="Strong_20_Emphasis"><text:span text:style-name="T85">Persistent</text:span></text:span><text:span text:style-name="T85"> (does NOT delete on reboot)</text:span></text:p>
        </text:list-item>
        <text:list-item>
          <text:p text:style-name="P66"><text:span text:style-name="Strong_20_Emphasis"><text:span text:style-name="T85">Clean</text:span></text:span><text:span text:style-name="T85"> (keeps your custom apps separate from system files)</text:span></text:p>
        </text:list-item>
        <text:list-item>
          <text:p text:style-name="P66"><text:span text:style-name="Strong_20_Emphasis"><text:span text:style-name="T85">Standard</text:span></text:span><text:span text:style-name="T85"> across Ubuntu/Kali/other Linux distros</text:span></text:p>
        </text:list-item>
        <text:list-item>
          <text:p text:style-name="P66"><text:span text:style-name="T85">Good for </text:span><text:span text:style-name="Strong_20_Emphasis"><text:span text:style-name="T85">manual installations</text:span></text:span><text:span text:style-name="T85"> (vs </text:span><text:span text:style-name="Source_20_Text"><text:span text:style-name="T85">/usr/bin</text:span></text:span><text:span text:style-name="T85"> which is for package-managed software)</text:span></text:p>
        </text:list-item>
      </text:list>
      <text:h text:style-name="P63" text:outline-level="3">✔ Example:</text:h>
      <text:list text:style-name="L8">
        <text:list-item>
          <text:p text:style-name="P67"><text:span text:style-name="T85">Google Chrome installs in </text:span><text:span text:style-name="Source_20_Text"><text:span text:style-name="T85">/opt/google/</text:span></text:span></text:p>
        </text:list-item>
        <text:list-item>
          <text:p text:style-name="P67"><text:span text:style-name="T85">Android Studio installs in </text:span><text:span text:style-name="Source_20_Text"><text:span text:style-name="T85">/opt/android-studio/</text:span></text:span></text:p>
        </text:list-item>
        <text:list-item>
          <text:p text:style-name="P67"><text:span text:style-name="T85">You can keep your custom tools in </text:span><text:span text:style-name="Source_20_Text"><text:span text:style-name="T85">/opt/mytools/</text:span></text:span></text:p>
        </text:list-item>
      </text:list>
      <text:p text:style-name="P57"/>
      <text:p text:style-name="P57"/>
      <text:p text:style-name="P57"/>
      <text:p text:style-name="P68"><text:span text:style-name="T86">$</text:span><text:span text:style-name="T30"> </text:span><text:span text:style-name="T79">nvm ls</text:span><text:span text:style-name="T87">    </text:span><text:span text:style-name="T30">         </text:span></text:p>
      <text:p text:style-name="P69">Find out which versions of Node.js you may have installed and which one of those you're currently using:</text:p>
      <text:p text:style-name="P69">$ nvm use 20.17.0</text:p>
      <text:p text:style-name="P70"/>
      <text:p text:style-name="P69"># used to broadcast important notifications or announcements to all users currently logged into the system.</text:p>
      <text:p text:style-name="P71">$ wall "we will be going down for maintenance for one hour sharply at 03:30 pm"</text:p>
      <text:p text:style-name="P70"/>
      <text:p text:style-name="P69">#combines the functionality of both the ‘uptime‘ and ‘who‘ commands,</text:p>
      <text:p text:style-name="P71"># w</text:p>
      <text:p text:style-name="P70"/>
      <text:p text:style-name="P71">___________________________Rearly Used_______________________________________</text:p>
      <text:p text:style-name="P70"/>
      <text:p text:style-name="P68"><text:span text:style-name="T88">$ nslookup google.com                                                </text:span><text:span text:style-name="T30">          </text:span><text:span text:style-name="T31"># Find the IP Address of a Website</text:span></text:p>
      <text:p text:style-name="P70"/>
      <text:p text:style-name="P71">_________________________ Ubuntu software related ________________________________</text:p>
      <text:p text:style-name="P68"><text:span text:style-name="T88">$ sudo swapoff -a                                                                                            </text:span><text:span text:style-name="T31"># swap memory off</text:span></text:p>
      <text:p text:style-name="P70"/>
      <text:p text:style-name="P70"/>
      <text:p text:style-name="P69">🧩 What is tldr?</text:p>
      <text:p text:style-name="P69"/>
      <text:p text:style-name="P69">tl;dr stands for “too long; didn’t read.”</text:p>
      <text:p text:style-name="P69">It’s a community-driven collection of simplified man pages (manuals) for common terminal commands.</text:p>
      <text:p text:style-name="P70"/>
      <text:p text:style-name="P70"/>
      <text:p text:style-name="P72"><text:span text:style-name="T89">____________________________________________</text:span></text:p>
      <text:p text:style-name="P73"><text:span text:style-name="T90">$</text:span><text:span text:style-name="T91"> </text:span>sudo apt update <text:s/><text:tab/><text:tab/><text:tab/></text:p>
      <text:p text:style-name="P73"><text:span text:style-name="T86">$ </text:span>sudo apt install -y python3-pip git</text:p>
      <text:p text:style-name="P73"><text:span text:style-name="T86">$ </text:span>sudo pip3 install pyudev git+https://github.com/crypto-universe/py_sg –break-system-packages</text:p>
      <text:p text:style-name="P73">----------------------------------------------------------------------------------------------------------------------------------------------------</text:p>
      <text:p text:style-name="P73"><text:span text:style-name="T86">$ </text:span>lsblk <text:s text:c="2"/><text:tab/><text:tab/><text:tab/><text:tab/><text:tab/><text:tab/><text:tab/><text:tab/><text:tab/><text:tab/><text:tab/> <text:s text:c="11"/><text:span text:style-name="T91">(</text:span>List connected drives to find your device (e.g., /dev/sdx)<text:span text:style-name="T91">)</text:span></text:p>
      <text:p text:style-name="P73"><text:span text:style-name="T86">$ </text:span>cd /tmp<text:tab/><text:tab/><text:tab/><text:tab/><text:tab/><text:tab/><text:tab/><text:tab/><text:tab/><text:tab/><text:tab/><text:tab/> <text:s text:c="6"/><text:span text:style-name="T91">(</text:span>Go to temporary folder <text:s/>→ <text:span text:style-name="T91">will vanish when rebooted)</text:span></text:p>
      <text:p text:style-name="P73"><text:span text:style-name="T86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91">(</text:span>Download WD Passport unlock script<text:span text:style-name="T91">)</text:span></text:p>
      <text:p text:style-name="P73"><text:span text:style-name="T86">$ </text:span>chmod +x wdpassport-utils.py<text:tab/><text:tab/><text:tab/><text:tab/><text:tab/><text:tab/><text:tab/><text:tab/><text:tab/><text:tab/><text:tab/><text:tab/> <text:s text:c="7"/><text:tab/> <text:s text:c="8"/><text:span text:style-name="T91">(</text:span>Make script executable<text:span text:style-name="T91">)</text:span></text:p>
      <text:p text:style-name="P73"><text:span text:style-name="T86">$ </text:span>sudo python3 /tmp/wdpassport-utils.py -u -d /dev/sdx*<text:tab/><text:span text:style-name="T91">(</text:span>Unlock your WD Passport drive (replace sdx* with actual device)<text:span text:style-name="T91">)</text:span></text:p>
      <text:p text:style-name="P72"/>
      <text:p text:style-name="P72">Flags used:</text:p>
      <text:list text:style-name="L9">
        <text:list-item>
          <text:p text:style-name="P74"><text:span text:style-name="Source_20_Text"><text:span text:style-name="T50">-u</text:span></text:span><text:span text:style-name="T50"> → unlock the drive</text:span></text:p>
        </text:list-item>
        <text:list-item>
          <text:p text:style-name="P74"><text:span text:style-name="Source_20_Text"><text:span text:style-name="T50">-d /dev/sdx*</text:span></text:span><text:span text:style-name="T50"> → specify the device path of your WD Passport drive</text:span></text:p>
        </text:list-item>
      </text:list>
      <text:p text:style-name="P70"><text:span text:style-name="T92">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6T18:23:26.883956395</dc:date>
    <meta:editing-duration>PT3H55M32S</meta:editing-duration>
    <meta:editing-cycles>13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31" meta:word-count="864" meta:character-count="6545" meta:non-whitespace-character-count="5026"/>
  </office:meta>
</office:document-meta>
</file>